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SDirectoryManager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SDirectoryManager.delete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SDirectoryManager.getDirector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SDirectoryManager.init( SearchIndex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SDirectoryManager.getDirectoryNam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SDirectoryManager.rename( String from , String t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SDirectoryManager.hasDirector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SDirectoryManager.accept( File path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